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439d" officeooo:paragraph-rsid="000b439d"/>
    </style:style>
    <style:style style:name="P2" style:family="paragraph" style:parent-style-name="Text_20_body">
      <style:text-properties officeooo:rsid="000e3e39" officeooo:paragraph-rsid="000e3e39"/>
    </style:style>
    <style:style style:name="P3" style:family="paragraph" style:parent-style-name="Text_20_body">
      <style:text-properties officeooo:rsid="001023c0" officeooo:paragraph-rsid="001023c0"/>
    </style:style>
    <style:style style:name="P4" style:family="paragraph" style:parent-style-name="Text_20_body">
      <style:text-properties officeooo:rsid="0012d33d" officeooo:paragraph-rsid="0012d33d"/>
    </style:style>
    <style:style style:name="P5" style:family="paragraph" style:parent-style-name="Text_20_body">
      <style:text-properties officeooo:rsid="0014509f" officeooo:paragraph-rsid="0014509f"/>
    </style:style>
    <style:style style:name="P6" style:family="paragraph" style:parent-style-name="Text_20_body">
      <style:text-properties officeooo:rsid="00157923" officeooo:paragraph-rsid="00157923"/>
    </style:style>
    <style:style style:name="P7" style:family="paragraph" style:parent-style-name="Text_20_body">
      <style:text-properties style:text-underline-style="solid" style:text-underline-width="auto" style:text-underline-color="font-color" officeooo:rsid="0015d3c3" officeooo:paragraph-rsid="0015d3c3"/>
    </style:style>
    <style:style style:name="P8" style:family="paragraph" style:parent-style-name="Text_20_body">
      <style:text-properties fo:font-style="italic" style:text-underline-style="none" officeooo:rsid="0015d3c3" officeooo:paragraph-rsid="0015d3c3" style:font-style-asian="italic" style:font-style-complex="italic"/>
    </style:style>
    <style:style style:name="P9" style:family="paragraph" style:parent-style-name="Text_20_body">
      <style:text-properties fo:font-style="italic" style:text-underline-style="none" officeooo:rsid="00175e8b" officeooo:paragraph-rsid="00175e8b" style:font-style-asian="italic" style:font-style-complex="italic"/>
    </style:style>
    <style:style style:name="P10" style:family="paragraph" style:parent-style-name="Text_20_body">
      <style:text-properties fo:font-style="italic" style:text-underline-style="none" officeooo:rsid="001970dd" officeooo:paragraph-rsid="001970dd" style:font-style-asian="italic" style:font-style-complex="italic"/>
    </style:style>
    <style:style style:name="P11" style:family="paragraph" style:parent-style-name="Text_20_body">
      <style:text-properties fo:font-style="italic" style:text-underline-style="none" officeooo:rsid="001aba06" officeooo:paragraph-rsid="001aba06" style:font-style-asian="italic" style:font-style-complex="italic"/>
    </style:style>
    <style:style style:name="P12" style:family="paragraph" style:parent-style-name="Text_20_body">
      <style:text-properties fo:font-style="italic" style:text-underline-style="none" officeooo:rsid="001c2db6" officeooo:paragraph-rsid="001c2db6" style:font-style-asian="italic" style:font-style-complex="italic"/>
    </style:style>
    <style:style style:name="P13" style:family="paragraph" style:parent-style-name="Text_20_body">
      <style:text-properties fo:font-style="normal" style:text-underline-style="solid" style:text-underline-width="auto" style:text-underline-color="font-color" officeooo:rsid="00175e8b" officeooo:paragraph-rsid="00175e8b" style:font-style-asian="normal" style:font-style-complex="normal"/>
    </style:style>
    <style:style style:name="P14" style:family="paragraph" style:parent-style-name="Text_20_body">
      <style:text-properties fo:font-style="normal" style:text-underline-style="solid" style:text-underline-width="auto" style:text-underline-color="font-color" officeooo:rsid="00177eed" officeooo:paragraph-rsid="00177eed" style:font-style-asian="normal" style:font-style-complex="normal"/>
    </style:style>
    <style:style style:name="P15" style:family="paragraph" style:parent-style-name="Text_20_body">
      <style:text-properties fo:font-style="normal" style:text-underline-style="solid" style:text-underline-width="auto" style:text-underline-color="font-color" officeooo:rsid="001a7b2e" officeooo:paragraph-rsid="001a7b2e" style:font-style-asian="normal" style:font-style-complex="normal"/>
    </style:style>
    <style:style style:name="P16" style:family="paragraph" style:parent-style-name="Text_20_body">
      <style:text-properties fo:font-style="normal" style:text-underline-style="solid" style:text-underline-width="auto" style:text-underline-color="font-color" officeooo:rsid="001aba06" officeooo:paragraph-rsid="001aba06" style:font-style-asian="normal" style:font-style-complex="normal"/>
    </style:style>
    <style:style style:name="P17" style:family="paragraph" style:parent-style-name="Text_20_body">
      <style:text-properties fo:font-style="normal" style:text-underline-style="solid" style:text-underline-width="auto" style:text-underline-color="font-color" officeooo:rsid="001aba06" officeooo:paragraph-rsid="001aba06" style:font-style-asian="normal" style:font-style-complex="normal"/>
    </style:style>
    <style:style style:name="P18" style:family="paragraph" style:parent-style-name="Text_20_body">
      <style:text-properties officeooo:rsid="001f72b8" officeooo:paragraph-rsid="001f72b8"/>
    </style:style>
    <style:style style:name="P19" style:family="paragraph" style:parent-style-name="Text_20_body">
      <style:text-properties officeooo:rsid="0012d33d" officeooo:paragraph-rsid="0010fdde"/>
    </style:style>
    <style:style style:name="P20" style:family="paragraph" style:parent-style-name="Text_20_body" style:list-style-name="">
      <style:text-properties officeooo:rsid="001c2db6" officeooo:paragraph-rsid="001c2db6"/>
    </style:style>
    <style:style style:name="P21" style:family="paragraph" style:parent-style-name="Text_20_body">
      <style:text-properties officeooo:rsid="001023c0" officeooo:paragraph-rsid="001023c0"/>
    </style:style>
    <style:style style:name="P22" style:family="paragraph" style:parent-style-name="Text_20_body">
      <style:text-properties officeooo:rsid="001023c0" officeooo:paragraph-rsid="00256515"/>
    </style:style>
    <style:style style:name="P23" style:family="paragraph" style:parent-style-name="Text_20_body">
      <style:text-properties officeooo:rsid="001a7b2e" officeooo:paragraph-rsid="001a7b2e"/>
    </style:style>
    <style:style style:name="P24" style:family="paragraph" style:parent-style-name="Text_20_body">
      <style:text-properties officeooo:rsid="002a4189" officeooo:paragraph-rsid="002a4189"/>
    </style:style>
    <style:style style:name="P25" style:family="paragraph" style:parent-style-name="Text_20_body" style:list-style-name="L2">
      <style:text-properties officeooo:rsid="002a922f" officeooo:paragraph-rsid="002bfc3a"/>
    </style:style>
    <style:style style:name="P26" style:family="paragraph" style:parent-style-name="Text_20_body">
      <style:text-properties officeooo:rsid="002bfc3a" officeooo:paragraph-rsid="002bfc3a"/>
    </style:style>
    <style:style style:name="P27" style:family="paragraph" style:parent-style-name="Text_20_body" style:list-style-name="L2">
      <style:text-properties officeooo:rsid="002bfc3a" officeooo:paragraph-rsid="002bfc3a"/>
    </style:style>
    <style:style style:name="P28" style:family="paragraph" style:parent-style-name="Text_20_body">
      <style:text-properties officeooo:rsid="002d35de" officeooo:paragraph-rsid="002d35de"/>
    </style:style>
    <style:style style:name="P29" style:family="paragraph" style:parent-style-name="Text_20_body">
      <style:text-properties officeooo:rsid="002eeacd" officeooo:paragraph-rsid="002eeacd"/>
    </style:style>
    <style:style style:name="P30" style:family="paragraph" style:parent-style-name="Text_20_body">
      <style:text-properties officeooo:rsid="002fc8e9" officeooo:paragraph-rsid="002fc8e9"/>
    </style:style>
    <style:style style:name="P31" style:family="paragraph" style:parent-style-name="Text_20_body">
      <style:text-properties officeooo:rsid="0031bb18" officeooo:paragraph-rsid="0031bb18"/>
    </style:style>
    <style:style style:name="P32" style:family="paragraph" style:parent-style-name="Text_20_body">
      <style:text-properties officeooo:rsid="00322354" officeooo:paragraph-rsid="00322354"/>
    </style:style>
    <style:style style:name="P33" style:family="paragraph" style:parent-style-name="Text_20_body">
      <style:text-properties officeooo:rsid="0032a0f2" officeooo:paragraph-rsid="0032a0f2"/>
    </style:style>
    <style:style style:name="P34" style:family="paragraph" style:parent-style-name="Text_20_body">
      <style:text-properties officeooo:rsid="0039b95f" officeooo:paragraph-rsid="0039b95f"/>
    </style:style>
    <style:style style:name="P35" style:family="paragraph" style:parent-style-name="Heading_20_1" style:list-style-name="">
      <style:text-properties officeooo:rsid="001c2db6" officeooo:paragraph-rsid="001c2db6"/>
    </style:style>
    <style:style style:name="P36" style:family="paragraph" style:parent-style-name="Heading_20_1">
      <style:paragraph-properties fo:break-before="page"/>
    </style:style>
    <style:style style:name="P37" style:family="paragraph" style:parent-style-name="Heading_20_2">
      <style:text-properties officeooo:rsid="000e3e39" officeooo:paragraph-rsid="000e3e39"/>
    </style:style>
    <style:style style:name="P38" style:family="paragraph" style:parent-style-name="Preformatted_20_Text">
      <style:paragraph-properties fo:margin-left="0.9846in" fo:margin-right="0in" fo:text-indent="0in" style:auto-text-indent="false"/>
      <style:text-properties officeooo:rsid="002eeacd" officeooo:paragraph-rsid="002eeacd"/>
    </style:style>
    <style:style style:name="P39" style:family="paragraph" style:parent-style-name="Preformatted_20_Text">
      <style:paragraph-properties fo:margin-left="0.9846in" fo:margin-right="0in" fo:text-indent="0in" style:auto-text-indent="false"/>
      <style:text-properties officeooo:rsid="002fc8e9" officeooo:paragraph-rsid="002fc8e9"/>
    </style:style>
    <style:style style:name="P40" style:family="paragraph" style:parent-style-name="Preformatted_20_Text">
      <style:paragraph-properties fo:margin-left="0.9846in" fo:margin-right="0in" fo:margin-top="0.0791in" fo:margin-bottom="0.0791in" loext:contextual-spacing="false" fo:text-indent="0in" style:auto-text-indent="false"/>
    </style:style>
    <style:style style:name="T1" style:family="text">
      <style:text-properties officeooo:rsid="000b439d"/>
    </style:style>
    <style:style style:name="T2" style:family="text">
      <style:text-properties officeooo:rsid="0010a72f"/>
    </style:style>
    <style:style style:name="T3" style:family="text">
      <style:text-properties officeooo:rsid="00157923"/>
    </style:style>
    <style:style style:name="T4" style:family="text">
      <style:text-properties officeooo:rsid="0015d3c3"/>
    </style:style>
    <style:style style:name="T5" style:family="text">
      <style:text-properties officeooo:rsid="00175e8b"/>
    </style:style>
    <style:style style:name="T6" style:family="text">
      <style:text-properties officeooo:rsid="001970dd"/>
    </style:style>
    <style:style style:name="T7" style:family="text">
      <style:text-properties officeooo:rsid="001a7b2e"/>
    </style:style>
    <style:style style:name="T8" style:family="text">
      <style:text-properties officeooo:rsid="001aba06"/>
    </style:style>
    <style:style style:name="T9" style:family="text">
      <style:text-properties officeooo:rsid="00256515"/>
    </style:style>
    <style:style style:name="T10" style:family="text">
      <style:text-properties officeooo:rsid="002bfc3a"/>
    </style:style>
    <style:style style:name="T11" style:family="text">
      <style:text-properties officeooo:rsid="002fc8e9"/>
    </style:style>
    <style:style style:name="T12" style:family="text">
      <style:text-properties officeooo:rsid="0031bb18"/>
    </style:style>
    <style:style style:name="T13" style:family="text">
      <style:text-properties officeooo:rsid="0032a0f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ation und Einrichtung</text:h>
      <text:h text:style-name="Heading_20_2" text:outline-level="2">Raspberry Pi</text:h>
      <text:p text:style-name="P3">Das Programm soll <text:span text:style-name="T2">für einen realitätsnahen Anwendungsfall auf einem relativ Leistungsschwachem System arbeiten können. Daher liegt es nahe für die Programmierung des Programmierteils, der für das tanken und bezahlen mit IOTAs zuständing ist, einen Raspberry Pi anzusteuern.</text:span></text:p>
      <text:p text:style-name="P5">Der Raspberry Pi soll in dieser prototypischen Umsetzung die Steuereinheit eines zukünftigen Autos ersetzten. <text:span text:style-name="T3">Es soll mittels zwei Knöpfen bedienbar sein, die die Steuerelemente in der Amatur des Autos darstellen sollen.</text:span></text:p>
      <text:h text:style-name="Heading_20_3" text:outline-level="3">Komponenten</text:h>
      <text:p text:style-name="P6">Um <text:span text:style-name="T4">die</text:span> prototypische Anwendung <text:span text:style-name="T4">umsetzten zu können, werden folgende Komponenten genutzt:</text:span></text:p>
      <text:p text:style-name="P7">Raspberry Pi 3 Model B</text:p>
      <text:p text:style-name="P8">Auf dem Raspberry Pi wird die Anwendung <text:span text:style-name="T5">ausgeführt, Daten des Benutzers Verarbeitet und Anfragen auf Webservices vollzogen</text:span>. <text:span text:style-name="T5">Auch die Transaktionen von IOTAs sollen mithilfe des CPUs erstellt werden.</text:span></text:p>
      <text:p text:style-name="P13">Steckbrett</text:p>
      <text:p text:style-name="P9">Das Steckbrett dient der Verbindung von Bedienelementen mit den GPIO-Pins des Raspberry Pis. Die Knöpfe für die Bedienung der Tankanwendung werden auf diesem Befestigt und mit den GPIO-Pins elektronisch Verbunden.</text:p>
      <text:p text:style-name="P13">Micro SD Karte</text:p>
      <text:p text:style-name="P9">Diese Speicherkarte wird für den Raspberry Pi gebraucht. Auf dieser Befindet sich das Betriebssystem mit dem der Raspberry Pi erst genutzt werden kann. Auch das Programm und sonstige Benutzerdaten werden auf dieser Speicherkarte gespeichert.</text:p>
      <text:p text:style-name="P14"><text:span text:style-name="T6">Micro USB </text:span>Netzteil <text:span text:style-name="T7">5,1 Volt 2,5 Ampere</text:span></text:p>
      <text:p text:style-name="P10">Der Raspberry Pi muss mittels eines Micro USB Eingangs mit Strom versorgt werden. Das Netzteil <text:span text:style-name="T7">sollte</text:span> eine Ausgangsspannung von mindestens <text:span text:style-name="T7">5,1</text:span> Volt aufweisen und <text:span text:style-name="T7">es werden mindestens 2,5 Ampere empfohlen.[1]</text:span></text:p>
      <text:p text:style-name="P15"><text:span text:style-name="T8">5</text:span>x <text:span text:style-name="T8">Weiblich-Männlich Kabel, 2x Männlich-Männlich Kabel</text:span></text:p>
      <text:p text:style-name="P11">Verbindungskabel für das Steckbrett um elektronische Komponenten miteinander zu Verbinden.</text:p>
      <text:p text:style-name="P16">2x Taster, 1x Rote LED</text:p>
      <text:p text:style-name="P11">Elektornische Komponenten um dem Benutzter der Anwendung Bedienelemente zur Verfügung zu stellen. Die LED dient für ein visuelles Feedback.</text:p>
      <text:p text:style-name="P16">Widerstände 1x 330 Ohm, 2x 10.000 Ohm, 2x 1.000 Ohm</text:p>
      <text:p text:style-name="P12">Die Widerstände sind für den kontrollierten Stromfluß unentbehrlich und sie verhindern, dass die Komponenten durch zu hohen Stromfluß beschädigt werden.</text:p>
      <text:h text:style-name="Heading_20_3" text:outline-level="3"><text:soft-page-break/>Einrichtung</text:h>
      <text:p text:style-name="P18">Um den Raspberry Pi so einzurichten, dass es möglich ist, Anwendungen zu programmieren und zu testen, sollte dieser mittels eines HDMI-Kabels an einen Monitor angeschlossen werden. Darüber hinaus sollten Peripheriegeräte wie Tastatur und Maus über die USB-Ausgänge angeschlossen werden um sich durch die Bedienoberfläche navigieren zu können.</text:p>
      <text:p text:style-name="P22"><text:span text:style-name="T9">Damit das Gerät vollständig bedienbar wird, muss es mit einem Betriebssystem ausgestattet sein. Aufgrund von offizielem Support seitens der Raspberry Pi Foundation [2] wurde das Raspbian Betriebssystem für die Umsetzung ausgewählt. Bei Raspbian handelt es sich um ein, auf Linux basierendes Betriebsystem, welches von der Raspberry Pi Foundation veröffentlicht wurde.</text:span></text:p>
      <text:p text:style-name="P24">Das Raspbian Betriebssystem muss auf die Micro SD Karte geladen werden, damit es für den Raspberry Pi zur Verfügung steht. In folgenden Schritten wurde die Speicherkarte mit Raspbian beschrieben:</text:p>
      <text:list xml:id="list6470457648777659350" text:style-name="L2">
        <text:list-item>
          <text:p text:style-name="P25"><text:span text:style-name="T10">Download von Raspbian (</text:span><text:a xlink:type="simple" xlink:href="https://www.raspberrypi.org/downloads/" text:style-name="Internet_20_link" text:visited-style-name="Visited_20_Internet_20_Link"><text:span text:style-name="T10">https://www.raspberrypi.org/downloads/</text:span></text:a><text:span text:style-name="T10">)</text:span></text:p>
        </text:list-item>
        <text:list-item>
          <text:p text:style-name="P25"><text:span text:style-name="T10">Gegebenenfalls .zip/.rar entpacken</text:span></text:p>
        </text:list-item>
        <text:list-item>
          <text:p text:style-name="P27">Speicherkarte in ein Kartenlesegerät stecken</text:p>
        </text:list-item>
        <text:list-item>
          <text:p text:style-name="P27">Mithilfe eines Brennprogramms die Imagedatei auf die Speicherkarte brennen (flashen)</text:p>
        </text:list-item>
      </text:list>
      <text:p text:style-name="P26">Die Speicherkarte ist nun formatiert und mit Raspbian ausgestattet, sie kann nun aus dem Kartenlesegerät genommen werden und in den Raspberry Pi gesteckt werden.</text:p>
      <text:p text:style-name="P29">Nachdem das Gerät zum ersten Mal gestartet wird, muss das Betriebssystem einmalig eingerichtet werden. Wenn dies geschehen ist, sollte man jegliche Software<text:span text:style-name="T11">-Pakete</text:span> in Raspbian updaten um mögliche Fehler vorzubeugen. Dies kann mit folgenden Befehlen in dem Terminal des Betriebssystems vollzogen werden:</text:p>
      <text:p text:style-name="P38">$ sudo apt-get up<text:span text:style-name="T11">date</text:span></text:p>
      <text:p text:style-name="P39">$ sudo apt-get dist-upgrade</text:p>
      <text:h text:style-name="Heading_20_2" text:outline-level="2">Steckbrett <text:span text:style-name="T1">und GPIO-Pins</text:span></text:h>
      <text:p text:style-name="P30">Die Taster und LEDs müssen elektrisch mit den GPIO-Pins verbunden werden, um von dem Raspberry Pi angesprochen werden zu können. Die Taster stellen Knöpfe auf der Amatur des Autos dar. Die LED dient dafür, ein visuelles Feedback von dem Zustand der Zapfsäule anzuzeigen, zum Beispiel im Bezug auf die Tank-Anwendung ob nun getankt werden kann.</text:p>
      <text:p text:style-name="P31">Dafür ist es nützlich, mit dem Pin-Layout des Raspberrys vertraut zu sein. Mit dem Terminal-Befehl</text:p>
      <text:p text:style-name="P40">$ pinout</text:p>
      <text:p text:style-name="Text_20_body">ist es <text:span text:style-name="T12">möglich sich einen Überblick über das Layout des Raspberry Pis zu machen. Auch die bennenung der einzelnen Pins ist aufgeführt.</text:span></text:p>
      <text:p text:style-name="P31">[Bild der “$ pinout”-Ausgabe einfügen]</text:p>
      <text:p text:style-name="P32">Für diese Ums<text:span text:style-name="T13">e</text:span>tzung wurden die Komponenten mit zufälligen, freien Pins verbunden.</text:p>
      <text:p text:style-name="P34">[Tabelle hier einfügen]</text:p>
      <text:p text:style-name="P32"><text:soft-page-break/></text:p>
      <text:h text:style-name="Heading_20_3" text:outline-level="3">Pull-Down</text:h>
      <text:p text:style-name="P33">Lorem Ipsum</text:p>
      <text:h text:style-name="Heading_20_2" text:outline-level="2">IOTA</text:h>
      <text:h text:style-name="Heading_20_3" text:outline-level="3">Einrichtung</text:h>
      <text:p text:style-name="P4">Iota kaufen, Seed Generieren</text:p>
      <text:h text:style-name="Heading_20_3" text:outline-level="3">PyOta</text:h>
      <text:p text:style-name="P1">Lorem ipsum</text:p>
      <text:p text:style-name="P1"/>
      <text:h text:style-name="Heading_20_1" text:outline-level="1">Programmierung</text:h>
      <text:h text:style-name="Heading_20_2" text:outline-level="2">GPIO-Pins</text:h>
      <text:p text:style-name="P2">Lorem ipsum</text:p>
      <text:h text:style-name="Heading_20_2" text:outline-level="2">IOTA Einrichtung</text:h>
      <text:p text:style-name="P19">public fullnode auswählen, fullnode da raspbi zu schwach um POF zu machen, dauert zulange</text:p>
      <text:h text:style-name="P37" text:outline-level="2">IOTA Transaktionen</text:h>
      <text:p text:style-name="P4">Bezahlen mit IOTA</text:p>
      <text:p text:style-name="P4"/>
      <text:h text:style-name="P35" text:outline-level="1">Ergebnis</text:h>
      <text:h text:style-name="P20" text:outline-level="1">Lorem ipsum</text:h>
      <text:h text:style-name="P36" text:outline-level="1">Quellenverzeichnis</text:h>
      <text:p text:style-name="P23">[1] <text:a xlink:type="simple" xlink:href="https://www.raspberrypi.org/documentation/hardware/raspberrypi/power/README.md" text:style-name="Internet_20_link" text:visited-style-name="Visited_20_Internet_20_Link">https://www.raspberrypi.org/documentation/hardware/raspberrypi/power/README.md</text:a></text:p>
      <text:p text:style-name="P24">[2] <text:a xlink:type="simple" xlink:href="https://www.raspberrypi.org/downloads/" text:style-name="Internet_20_link" text:visited-style-name="Visited_20_Internet_20_Link">https://www.raspberrypi.org/downloads/</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01:20:32.644225066</meta:creation-date>
    <meta:generator>LibreOffice/5.2.7.2$Linux_ARM_EABI LibreOffice_project/20m0$Build-2</meta:generator>
    <dc:date>2018-10-02T13:40:53.901733656</dc:date>
    <meta:editing-duration>PT29M21S</meta:editing-duration>
    <meta:editing-cycles>9</meta:editing-cycles>
    <meta:document-statistic meta:table-count="0" meta:image-count="0" meta:object-count="0" meta:page-count="4" meta:paragraph-count="59" meta:word-count="680" meta:character-count="4904" meta:non-whitespace-character-count="4287"/>
  </office:meta>
</office:document-meta>
</file>